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fo:line-height="150%"/>
      <style:text-properties style:font-name="Calibri Light" fo:font-weight="bold" style:font-weight-asian="bold" fo:font-size="14pt" style:font-size-asian="14pt" style:font-size-complex="12pt"/>
    </style:style>
    <style:style style:name="P2" style:parent-style-name="Normal" style:family="paragraph">
      <style:paragraph-properties fo:text-align="justify" fo:line-height="150%"/>
      <style:text-properties style:font-name="Calibri Light" fo:font-size="12pt" style:font-size-asian="12pt" style:font-size-complex="12pt"/>
    </style:style>
    <style:style style:name="P3" style:parent-style-name="Normal" style:family="paragraph">
      <style:paragraph-properties fo:text-align="justify" fo:line-height="150%"/>
      <style:text-properties style:font-name="Calibri Light" fo:font-size="12pt" style:font-size-asian="12pt" style:font-size-complex="12pt"/>
    </style:style>
    <style:style style:name="P4" style:parent-style-name="Normal" style:family="paragraph">
      <style:paragraph-properties fo:text-align="justify" fo:line-height="150%"/>
      <style:text-properties style:font-name="Calibri Light" fo:font-size="12pt" style:font-size-asian="12pt" style:font-size-complex="12pt"/>
    </style:style>
    <style:style style:name="P5" style:parent-style-name="Normal" style:family="paragraph">
      <style:paragraph-properties fo:text-align="justify" fo:line-height="150%"/>
      <style:text-properties style:font-name="Calibri Light" fo:font-size="12pt" style:font-size-asian="12pt" style:font-size-complex="12pt"/>
    </style:style>
    <style:style style:name="P6" style:parent-style-name="Normal" style:family="paragraph">
      <style:paragraph-properties fo:text-align="justify" fo:line-height="150%"/>
      <style:text-properties style:font-name="Calibri Light" fo:font-size="12pt" style:font-size-asian="12pt" style:font-size-complex="12pt"/>
    </style:style>
    <style:style style:name="P7" style:parent-style-name="Normal" style:family="paragraph">
      <style:paragraph-properties fo:text-align="justify" fo:line-height="150%"/>
      <style:text-properties style:font-name="Calibri Light" fo:font-weight="bold" style:font-weight-asian="bold" fo:font-size="12pt" style:font-size-asian="12pt"/>
    </style:style>
    <style:style style:name="P8" style:parent-style-name="Normal" style:family="paragraph">
      <style:paragraph-properties fo:text-align="justify" fo:line-height="150%"/>
    </style:style>
    <style:style style:name="T9" style:parent-style-name="DefaultParagraphFont" style:family="text">
      <style:text-properties style:font-name="Calibri Light"/>
    </style:style>
  </office:automatic-styles>
  <office:body>
    <office:text text:use-soft-page-breaks="true">
      <text:p text:style-name="P1">Caso de estudio 3: Sistema de reserva básico</text:p>
      <text:p text:style-name="P2">Es necesario realizar la base de datos de una plataforma web que funcionará como sistema de reserva en línea de un consorcio de hoteles nacionales.</text:p>
      <text:p text:style-name="P3">De cada hotel se debe guardar su nombre, dirección, teléfono y la categoría, está actualmente se maneja con el sistema de estrellas, para un hotel de baja categoría, se le asigna una estrella, mientras que un hotel de lujo puede tener la máxima asignación, que es de 5 estrellas. Considerar que este sistema puede cambiar de ranking en el futuro.</text:p>
      <text:p text:style-name="P4">Cada hotel dispone de un número específico de habitaciones, se espera mostrar a los clientes información general de cada habitación como el número de habitación, el precio y el tipo de habitación (personal, matrimonial, familiar o suite).<text:s/></text:p>
      <text:p text:style-name="P5">Para que un cliente pueda realizar reservas, es necesario que se registre, ingresando los siguientes datos: el nombre, la nacionalidad, el correo electrónico y el tipo de cliente (Backpacker, Viajero, Senior, Trabajador o Ejecutivo).</text:p>
      <text:p text:style-name="P6">Una vez registrado, el usuario puede realizar reservas, indicando que habitación desea reservar, (¿En cuál hotel?), la fecha de checkin, la fecha de checkout, las horas de checkin y checkout ya están definidas a las 3:00pm y 1:00pm respectivamente, las dos horas restantes se utilizan para realizar la limpieza de la habitación a la espera de un nuevo cliente.<text:s/></text:p>
      <text:p text:style-name="P7"/>
      <text:p text:style-name="P8"><text:span text:style-name="T9"><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SV"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rela</meta:initial-creator>
    <dc:creator>Varela</dc:creator>
    <meta:creation-date>2019-07-16T17:21:00Z</meta:creation-date>
    <dc:date>2019-07-16T17:21:00Z</dc:date>
    <meta:template xlink:href="Normal.dotm" xlink:type="simple"/>
    <meta:editing-cycles>2</meta:editing-cycles>
    <meta:editing-duration>PT0S</meta:editing-duration>
    <meta:document-statistic meta:page-count="1" meta:paragraph-count="2" meta:word-count="212" meta:character-count="1377" meta:row-count="9" meta:non-whitespace-character-count="1167"/>
  </office:meta>
</office:document-meta>
</file>